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harlie Text" svg:font-family="'Charlie Text', apple-system, BlinkMacSystemFont, 'Segoe UI', Roboto, 'Noto Sans', Ubuntu, 'Droid Sans', 'Helvetica Neue', sans-serif"/>
    <style:font-face style:name="Consolas" svg:font-family="Consolas, 'Courier New', monospace"/>
    <style:font-face style:name="OpenSymbol" svg:font-family="OpenSymbol"/>
    <style:font-face style:name="Segoe UI" svg:font-family="'Segoe UI', SegoeUI, 'Helvetica Neue', Helvetica, Arial, sans-serif"/>
    <style:font-face style:name="Slack-Lato" svg:font-family="Slack-Lato, appleLogo, sans-serif"/>
    <style:font-face style:name="apple-system" svg:font-family="apple-system, BlinkMacSystemFont, 'Segoe UI', Helvetica, Arial, sans-serif, 'Apple Color Emoji', 'Segoe UI Emoji'"/>
    <style:font-face style:name="Lucida Sans1" svg:font-family="'Lucida Sans'" style:font-family-generic="swiss"/>
    <style:font-face style:name="Courier New" svg:font-family="'Courier New'" style:font-family-generic="modern" style:font-pitch="fixed"/>
    <style:font-face style:name="新宋体" svg:font-family="新宋体"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list-style-name="L1">
      <style:text-properties fo:font-size="14pt" style:font-size-asian="14pt" style:font-size-complex="14pt"/>
    </style:style>
    <style:style style:name="P3" style:family="paragraph" style:parent-style-name="Standard" style:list-style-name="L2">
      <style:text-properties fo:font-size="14pt" style:font-size-asian="14pt" style:font-size-complex="14pt"/>
    </style:style>
    <style:style style:name="P4" style:family="paragraph" style:parent-style-name="Standard" style:list-style-name="L3">
      <style:text-properties fo:font-size="14pt" style:font-size-asian="14pt" style:font-size-complex="14pt"/>
    </style:style>
    <style:style style:name="P5" style:family="paragraph" style:parent-style-name="Standard" style:list-style-name="L4">
      <style:text-properties fo:font-size="14pt" style:font-size-asian="14pt" style:font-size-complex="14pt"/>
    </style:style>
    <style:style style:name="P6" style:family="paragraph" style:parent-style-name="Standard" style:list-style-name="L5">
      <style:text-properties fo:font-size="14pt" style:font-size-asian="14pt" style:font-size-complex="14pt"/>
    </style:style>
    <style:style style:name="P7" style:family="paragraph" style:parent-style-name="Standard" style:list-style-name="L6">
      <style:text-properties fo:font-size="14pt" style:font-size-asian="14pt" style:font-size-complex="14pt"/>
    </style:style>
    <style:style style:name="P8" style:family="paragraph" style:parent-style-name="Standard" style:list-style-name="L7">
      <style:text-properties fo:font-size="14pt" style:font-size-asian="14pt" style:font-size-complex="14pt"/>
    </style:style>
    <style:style style:name="P9" style:family="paragraph" style:parent-style-name="Standard" style:list-style-name="L8">
      <style:text-properties fo:font-size="14pt" style:font-size-asian="14pt" style:font-size-complex="14pt"/>
    </style:style>
    <style:style style:name="P10" style:family="paragraph" style:parent-style-name="Standard" style:list-style-name="L9">
      <style:text-properties fo:font-size="14pt" style:font-size-asian="14pt" style:font-size-complex="14pt"/>
    </style:style>
    <style:style style:name="P11" style:family="paragraph" style:parent-style-name="Standard">
      <style:text-properties fo:font-size="14pt" fo:font-weight="bold" style:font-size-asian="14pt" style:font-weight-asian="bold" style:font-size-complex="14pt" style:font-weight-complex="bold"/>
    </style:style>
    <style:style style:name="P12" style:family="paragraph" style:parent-style-name="Standard" style:list-style-name="L3">
      <style:text-properties fo:font-size="14pt" style:text-underline-style="solid" style:text-underline-width="auto" style:text-underline-color="font-color" style:font-size-asian="14pt" style:font-size-complex="14pt"/>
    </style:style>
    <style:style style:name="P13" style:family="paragraph" style:parent-style-name="Standard" style:list-style-name="L8">
      <style:text-properties fo:font-size="14pt" style:text-underline-style="solid" style:text-underline-width="auto" style:text-underline-color="font-color" style:font-size-asian="14pt" style:font-size-complex="14pt"/>
    </style:style>
    <style:style style:name="P14" style:family="paragraph" style:parent-style-name="Standard" style:list-style-name="L10">
      <style:text-properties fo:font-size="16pt" style:font-size-asian="16pt" style:font-size-complex="16pt"/>
    </style:style>
    <style:style style:name="P15" style:family="paragraph" style:parent-style-name="Standard">
      <style:text-properties fo:font-size="16pt" fo:font-weight="bold" style:font-size-asian="16pt" style:font-weight-asian="bold" style:font-size-complex="16pt" style:font-weight-complex="bold"/>
    </style:style>
    <style:style style:name="P16" style:family="paragraph" style:parent-style-name="Standard">
      <style:text-properties style:font-name="Times New Roman" fo:font-size="16pt" style:font-size-asian="16pt" style:font-size-complex="16pt"/>
    </style:style>
    <style:style style:name="P17" style:family="paragraph" style:parent-style-name="Standard" style:list-style-name="L11">
      <style:text-properties style:font-name="Times New Roman" fo:font-size="16pt" style:font-size-asian="16pt" style:font-size-complex="16pt"/>
    </style:style>
    <style:style style:name="P18" style:family="paragraph" style:parent-style-name="Standard" style:list-style-name="L12">
      <style:text-properties style:font-name="Times New Roman" fo:font-size="16pt" style:font-size-asian="16pt" style:font-size-complex="16pt"/>
    </style:style>
    <style:style style:name="P19" style:family="paragraph" style:parent-style-name="Standard" style:list-style-name="L13">
      <style:text-properties style:font-name="Times New Roman" fo:font-size="16pt" style:font-size-asian="16pt" style:font-size-complex="16pt"/>
    </style:style>
    <style:style style:name="P20" style:family="paragraph" style:parent-style-name="Standard" style:list-style-name="L15">
      <style:text-properties style:font-name="Times New Roman" fo:font-size="16pt" style:font-size-asian="16pt" style:font-size-complex="16pt"/>
    </style:style>
    <style:style style:name="P21" style:family="paragraph" style:parent-style-name="Standard" style:list-style-name="L16">
      <style:text-properties style:font-name="Times New Roman" fo:font-size="16pt" style:font-size-asian="16pt" style:font-size-complex="16pt"/>
    </style:style>
    <style:style style:name="P22" style:family="paragraph" style:parent-style-name="Standard" style:list-style-name="L18">
      <style:text-properties style:font-name="Times New Roman" fo:font-size="16pt" style:font-size-asian="16pt" style:font-size-complex="16pt"/>
    </style:style>
    <style:style style:name="P23" style:family="paragraph" style:parent-style-name="Standard" style:list-style-name="L16">
      <style:paragraph-properties fo:text-align="start" style:justify-single-word="false"/>
      <style:text-properties style:font-name="Times New Roman" fo:font-size="16pt" style:font-size-asian="16pt" style:font-size-complex="16pt"/>
    </style:style>
    <style:style style:name="P24" style:family="paragraph" style:parent-style-name="Standard" style:list-style-name="L22">
      <style:text-properties style:font-name="Times New Roman" fo:font-size="16pt" style:font-size-asian="16pt" style:font-size-complex="16pt"/>
    </style:style>
    <style:style style:name="P25" style:family="paragraph" style:parent-style-name="Standard" style:list-style-name="L17">
      <style:text-properties style:font-name="Times New Roman" fo:font-size="14pt" style:text-underline-style="none" style:font-size-asian="14pt" style:font-size-complex="14pt"/>
    </style:style>
    <style:style style:name="P26" style:family="paragraph" style:parent-style-name="Standard" style:list-style-name="L7">
      <style:text-properties fo:color="#ff3333" fo:font-size="14pt" style:font-size-asian="14pt" style:font-size-complex="14pt"/>
    </style:style>
    <style:style style:name="P27" style:family="paragraph" style:parent-style-name="Standard">
      <style:text-properties fo:color="#ff3333" style:font-name="Times New Roman" fo:font-size="16pt" style:font-size-asian="16pt" style:font-size-complex="16pt"/>
    </style:style>
    <style:style style:name="P28" style:family="paragraph" style:parent-style-name="Standard" style:list-style-name="L16">
      <style:text-properties fo:color="#ff3333" style:font-name="Times New Roman" fo:font-size="16pt" style:font-size-asian="16pt" style:font-size-complex="16pt"/>
    </style:style>
    <style:style style:name="P29" style:family="paragraph" style:parent-style-name="Standard" style:list-style-name="L26">
      <style:text-properties fo:color="#ff3333" style:font-name="Times New Roman" fo:font-size="16pt" style:font-size-asian="16pt" style:font-size-complex="16pt"/>
    </style:style>
    <style:style style:name="P30" style:family="paragraph" style:parent-style-name="Standard" style:list-style-name="L27">
      <style:text-properties fo:color="#ff3333" style:font-name="Times New Roman" fo:font-size="16pt" style:font-size-asian="16pt" style:font-size-complex="16pt"/>
    </style:style>
    <style:style style:name="P31" style:family="paragraph" style:parent-style-name="Standard" style:list-style-name="L30">
      <style:text-properties fo:color="#ff3333" style:font-name="Times New Roman" fo:font-size="16pt" style:font-size-asian="16pt" style:font-size-complex="16pt"/>
    </style:style>
    <style:style style:name="P32" style:family="paragraph" style:parent-style-name="Standard" style:list-style-name="L31">
      <style:text-properties fo:color="#ff3333" style:font-name="Times New Roman" fo:font-size="16pt" style:font-size-asian="16pt" style:font-size-complex="16pt"/>
    </style:style>
    <style:style style:name="P33" style:family="paragraph" style:parent-style-name="Standard" style:list-style-name="L32">
      <style:text-properties fo:color="#ff3333" style:font-name="Times New Roman" fo:font-size="16pt" style:font-size-asian="16pt" style:font-size-complex="16pt"/>
    </style:style>
    <style:style style:name="P34" style:family="paragraph" style:parent-style-name="Standard" style:list-style-name="L31">
      <style:paragraph-properties style:line-height-at-least="0.198in"/>
      <style:text-properties fo:color="#ff3333" style:font-name="Times New Roman" fo:font-size="16pt" fo:font-weight="normal" fo:background-color="#ffffff" style:font-size-asian="16pt" style:font-size-complex="16pt"/>
    </style:style>
    <style:style style:name="P35" style:family="paragraph" style:parent-style-name="Standard" style:list-style-name="L31">
      <style:text-properties fo:color="#ff3333" style:font-name="Times New Roman" fo:font-size="16pt" fo:font-weight="normal" fo:background-color="#ffffff" style:font-size-asian="16pt" style:font-size-complex="16pt"/>
    </style:style>
    <style:style style:name="P36" style:family="paragraph" style:parent-style-name="Standard" style:list-style-name="L17">
      <style:text-properties fo:color="#ff3333"/>
    </style:style>
    <style:style style:name="P37" style:family="paragraph" style:parent-style-name="Standard" style:list-style-name="L7">
      <style:text-properties fo:color="#111111" fo:font-size="14pt" style:font-size-asian="14pt" style:font-size-complex="14pt"/>
    </style:style>
    <style:style style:name="P38" style:family="paragraph" style:parent-style-name="Standard">
      <style:text-properties fo:color="#000000" style:font-name="Times New Roman" fo:font-size="16pt" style:font-size-asian="16pt" style:font-size-complex="16pt"/>
    </style:style>
    <style:style style:name="P39" style:family="paragraph" style:parent-style-name="Standard" style:list-style-name="L19">
      <style:text-properties fo:color="#000000" style:font-name="Times New Roman" fo:font-size="16pt" style:font-size-asian="16pt" style:font-size-complex="16pt"/>
    </style:style>
    <style:style style:name="P40" style:family="paragraph" style:parent-style-name="Standard" style:list-style-name="L20">
      <style:text-properties fo:color="#000000" style:font-name="Times New Roman" fo:font-size="16pt" style:font-size-asian="16pt" style:font-size-complex="16pt"/>
    </style:style>
    <style:style style:name="P41" style:family="paragraph" style:parent-style-name="Standard" style:list-style-name="L24">
      <style:text-properties fo:color="#000000" style:font-name="Times New Roman" fo:font-size="16pt" style:font-size-asian="16pt" style:font-size-complex="16pt"/>
    </style:style>
    <style:style style:name="P42" style:family="paragraph" style:parent-style-name="Standard" style:list-style-name="L25">
      <style:text-properties fo:color="#000000" style:font-name="Times New Roman" fo:font-size="16pt" style:font-size-asian="16pt" style:font-size-complex="16pt"/>
    </style:style>
    <style:style style:name="P43" style:family="paragraph" style:parent-style-name="Standard" style:list-style-name="L28">
      <style:text-properties fo:color="#000000" style:font-name="Times New Roman" fo:font-size="16pt" style:font-size-asian="16pt" style:font-size-complex="16pt"/>
    </style:style>
    <style:style style:name="P44" style:family="paragraph" style:parent-style-name="Standard" style:list-style-name="L29">
      <style:text-properties fo:color="#000000" style:font-name="Times New Roman" fo:font-size="16pt" style:font-size-asian="16pt" style:font-size-complex="16pt"/>
    </style:style>
    <style:style style:name="P45" style:family="paragraph" style:parent-style-name="Standard" style:list-style-name="L30">
      <style:text-properties fo:color="#000000" style:font-name="Times New Roman" fo:font-size="16pt" style:font-size-asian="16pt" style:font-size-complex="16pt"/>
    </style:style>
    <style:style style:name="P46" style:family="paragraph" style:parent-style-name="Standard" style:list-style-name="L33">
      <style:text-properties fo:color="#000000" style:font-name="Times New Roman" fo:font-size="16pt" style:font-size-asian="16pt" style:font-size-complex="16pt"/>
    </style:style>
    <style:style style:name="P47" style:family="paragraph" style:parent-style-name="Standard" style:list-style-name="L24">
      <style:text-properties fo:color="#000000" style:font-name="Times New Roman" fo:font-size="16pt" style:text-underline-style="solid" style:text-underline-width="auto" style:text-underline-color="font-color" style:font-size-asian="16pt" style:font-size-complex="16pt"/>
    </style:style>
    <style:style style:name="P48" style:family="paragraph" style:parent-style-name="Standard" style:list-style-name="L16"/>
    <style:style style:name="P49" style:family="paragraph" style:parent-style-name="Standard" style:list-style-name="L17"/>
    <style:style style:name="P50" style:family="paragraph" style:parent-style-name="Standard" style:list-style-name="L16">
      <style:paragraph-properties fo:text-align="start" style:justify-single-word="false"/>
    </style:style>
    <style:style style:name="P51" style:family="paragraph" style:list-style-name="L1">
      <style:text-properties fo:font-size="14pt" style:font-size-asian="14pt" style:font-size-complex="14pt"/>
    </style:style>
    <style:style style:name="P52" style:family="paragraph" style:parent-style-name="Preformatted_20_Text">
      <style:paragraph-properties fo:margin-top="0.0417in" fo:margin-bottom="0.0417in" fo:padding="0in" fo:border="none"/>
    </style:style>
    <style:style style:name="P53" style:family="paragraph" style:parent-style-name="Preformatted_20_Text">
      <style:paragraph-properties fo:margin-top="0.0417in" fo:margin-bottom="0.0417in" fo:padding="0in" fo:border="none"/>
      <style:text-properties style:font-name="Times New Roman" fo:font-size="16pt" style:font-size-asian="16pt" style:font-size-complex="16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style:text-position="super 58%"/>
    </style:style>
    <style:style style:name="T4" style:family="text">
      <style:text-properties style:text-position="super 58%" style:font-name="Times New Roman" fo:font-size="16pt" style:font-size-asian="16pt" style:font-size-complex="16pt"/>
    </style:style>
    <style:style style:name="T5" style:family="text">
      <style:text-properties fo:font-variant="normal" fo:text-transform="none" fo:color="#171717" style:font-name="Segoe UI" fo:font-size="12pt" fo:letter-spacing="normal" fo:font-style="normal" fo:font-weight="normal"/>
    </style:style>
    <style:style style:name="T6" style:family="text">
      <style:text-properties fo:font-variant="normal" fo:text-transform="none" fo:color="#171717" style:font-name="Times New Roman" fo:font-size="16pt" fo:letter-spacing="normal" fo:font-style="normal" fo:font-weight="normal" style:font-size-asian="16pt" style:font-size-complex="16pt"/>
    </style:style>
    <style:style style:name="T7" style:family="text">
      <style:text-properties fo:font-variant="normal" fo:text-transform="none" fo:color="#171717" fo:letter-spacing="normal" fo:font-style="normal" fo:font-weight="normal"/>
    </style:style>
    <style:style style:name="T8" style:family="text">
      <style:text-properties fo:font-variant="normal" fo:text-transform="none" fo:color="#171717" fo:letter-spacing="normal" fo:font-style="normal" style:text-underline-style="solid" style:text-underline-width="auto" style:text-underline-color="font-color" fo:font-weight="normal"/>
    </style:style>
    <style:style style:name="T9" style:family="text">
      <style:text-properties fo:font-variant="normal" fo:text-transform="none" fo:letter-spacing="normal" fo:font-style="normal" style:text-underline-style="solid" style:text-underline-width="auto" style:text-underline-color="font-color" fo:font-weight="normal"/>
    </style:style>
    <style:style style:name="T10" style:family="text">
      <style:text-properties fo:font-variant="normal" fo:text-transform="none" fo:letter-spacing="normal" fo:font-style="normal" fo:font-weight="normal"/>
    </style:style>
    <style:style style:name="T11" style:family="text">
      <style:text-properties fo:font-variant="normal" fo:text-transform="none" style:text-position="super 58%" fo:letter-spacing="normal" fo:font-style="normal" fo:font-weight="normal"/>
    </style:style>
    <style:style style:name="T12" style:family="text">
      <style:text-properties fo:font-variant="normal" fo:text-transform="none" fo:color="#000000" fo:letter-spacing="normal" fo:font-style="normal" fo:font-weight="normal"/>
    </style:style>
    <style:style style:name="T13" style:family="text">
      <style:text-properties fo:font-weight="bold" style:font-weight-asian="bold" style:font-weight-complex="bold"/>
    </style:style>
    <style:style style:name="T14" style:family="text">
      <style:text-properties fo:color="#ff3333"/>
    </style:style>
    <style:style style:name="T15" style:family="text">
      <style:text-properties fo:color="#ff3333" style:text-underline-style="solid" style:text-underline-width="auto" style:text-underline-color="font-color"/>
    </style:style>
    <style:style style:name="T16" style:family="text">
      <style:text-properties fo:color="#ff3333" style:font-name="Times New Roman" fo:font-size="16pt" style:font-size-asian="16pt" style:font-size-complex="16pt"/>
    </style:style>
    <style:style style:name="T17" style:family="text">
      <style:text-properties style:font-name="Times New Roman" fo:font-size="16pt" style:font-size-asian="16pt" style:font-size-complex="16pt"/>
    </style:style>
    <style:style style:name="T18" style:family="text">
      <style:text-properties style:font-name="Times New Roman" fo:font-size="16pt" fo:font-weight="bold" style:font-size-asian="16pt" style:font-weight-asian="bold" style:font-size-complex="16pt" style:font-weight-complex="bold"/>
    </style:style>
    <style:style style:name="T19" style:family="text">
      <style:text-properties style:font-name="Times New Roman" fo:font-size="16pt" style:text-underline-style="solid" style:text-underline-width="auto" style:text-underline-color="font-color" style:font-size-asian="16pt" style:font-size-complex="16pt"/>
    </style:style>
    <style:style style:name="T20" style:family="text">
      <style:text-properties style:font-name="Times New Roman" fo:font-size="14pt" style:font-size-asian="14pt" style:font-size-complex="14pt"/>
    </style:style>
    <style:style style:name="T21" style:family="text">
      <style:text-properties fo:font-weight="normal" style:font-weight-asian="normal" style:font-weight-complex="normal"/>
    </style:style>
    <style:style style:name="T22" style:family="text">
      <style:text-properties style:text-underline-style="none"/>
    </style:style>
    <style:style style:name="T23" style:family="text">
      <style:text-properties style:text-underline-style="none" fo:font-weight="bold" style:font-weight-asian="bold" style:font-weight-complex="bold"/>
    </style:style>
    <style:style style:name="T24" style:family="text">
      <style:text-properties fo:color="#000000"/>
    </style:style>
    <style:style style:name="T25" style:family="text">
      <style:text-properties fo:color="#000000" style:text-underline-style="solid" style:text-underline-width="auto" style:text-und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7">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0">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0">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Lecture 22 software development life cycle</text:p>
      <text:p text:style-name="P1"/>
      <text:p text:style-name="P15">waterfall model</text:p>
      <text:list xml:id="list8422374709811373186" text:style-name="L1">
        <text:list-item>
          <text:p text:style-name="P2"><text:span text:style-name="T13">requirement gathering</text:span>: requirement constantly evolves, could be the most difficult in practice</text:p>
        </text:list-item>
        <text:list-item>
          <text:p text:style-name="P2"><text:span text:style-name="T13">design</text:span>: look at certain design patterns, architecture that fits the project</text:p>
        </text:list-item>
        <text:list-item>
          <text:p text:style-name="P2"><text:span text:style-name="T13">build</text:span>: <text:s/>implement concepts selected at previous step</text:p>
        </text:list-item>
        <text:list-item>
          <text:p text:style-name="P2"><text:span text:style-name="T13">test</text:span>: unit testing, integration testing, user try-out</text:p>
        </text:list-item>
        <text:list-item>
          <text:p text:style-name="P2"><text:span text:style-name="T13">deploy/release</text:span>: pushed to web server</text:p>
        </text:list-item>
        <text:list-item>
          <text:p text:style-name="P2"><text:span text:style-name="T13">Why</text:span>: for information security, the model allows management to limits the number of team members that could be exposed to sensitive information such as algorithms</text:p>
        </text:list-item>
        <text:list-item>
          <text:p text:style-name="P2"><text:span text:style-name="T13">Drawback</text:span>: rigid/ inflexible because requirement changes overtime, or it wasn't even gather correctly to begin with</text:p>
        </text:list-item>
      </text:list>
      <text:p text:style-name="P1"/>
      <text:p text:style-name="P1"><text:span text:style-name="T13">big bang model</text:span>: <text:s/>little planning, requirements undefined, it is not used in practice for <text:span text:style-name="T1">large projects</text:span>, but it can be a very cost-effective model for a small team working on a <text:span text:style-name="T2">small project</text:span>. <text:span text:style-name="T13">Why</text:span>: Without planning, eventually run into architectural issues which cannot be easily fixed.</text:p>
      <text:p text:style-name="P1"/>
      <text:p text:style-name="P11">v model:</text:p>
      <text:list xml:id="list2908362792007742321" text:style-name="L2">
        <text:list-item>
          <text:p text:style-name="P3">design top down <text:span text:style-name="T1">from requirement to build</text:span> just like waterfall model</text:p>
        </text:list-item>
        <text:list-item>
          <text:p text:style-name="P3">test bottom up <text:span text:style-name="T1">from build back to requirement</text:span></text:p>
        </text:list-item>
      </text:list>
      <text:p text:style-name="P1"><text:span text:style-name="T22"><text:s text:c="5"/></text:span><text:span text:style-name="T23">Why</text:span><text:span text:style-name="T22">: if a project is relatively small and the product is well understood by the whole team, it could be a cost effective approach</text:span></text:p>
      <text:p text:style-name="P1"/>
      <text:p text:style-name="P1">iterative models:</text:p>
      <text:p text:style-name="P1"><text:span text:style-name="T13">spiral model</text:span>: <text:s/>many mini waterfal models to make adjustment because of some changes made to the requirements </text:p>
      <text:p text:style-name="P1"/>
      <text:p text:style-name="P1"><text:span text:style-name="T13">Agile</text:span>: <text:span text:style-name="T1">responding to change over following a plan</text:span></text:p>
      <text:list xml:id="list1080192402248287672" text:style-name="L3">
        <text:list-item>
          <text:p text:style-name="P4">user feedback are collected constantly and send back the dev team </text:p>
        </text:list-item>
        <text:list-item>
          <text:p text:style-name="P4">split up the requirements into user stories which can be worked on independently</text:p>
        </text:list-item>
        <text:list-item>
          <text:p text:style-name="P4"><text:span text:style-name="T1">speed</text:span> over careful planning and documentation</text:p>
        </text:list-item>
        <text:list-item>
          <text:p text:style-name="P4"><text:span text:style-name="T1">frequent</text:span> communication</text:p>
        </text:list-item>
        <text:list-item>
          <text:p text:style-name="P12">self-evaluation</text:p>
        </text:list-item>
      </text:list>
      <text:p text:style-name="P1"/>
      <text:p text:style-name="P1">scrum:</text:p>
      <text:list xml:id="list8254694346307733345" text:style-name="L4">
        <text:list-item>
          <text:p text:style-name="P5">sprint 2-6 weeks, starts with planning, user stories, general backlog too many, select a few backlog for a sprint</text:p>
        </text:list-item>
        <text:list-item>
          <text:p text:style-name="P5"><text:span text:style-name="T23">effort points</text:span><text:span text:style-name="T22">: </text:span>how much work required for a user story, man hour/difficulty, 1-8</text:p>
        </text:list-item>
        <text:list-item>
          <text:p text:style-name="P5"><text:span text:style-name="T23">capacity</text:span>: estimated number of points that can be completed</text:p>
        </text:list-item>
        <text:list-item>
          <text:p text:style-name="P5"><text:soft-page-break/>during the sprint: <text:s/>scrum board</text:p>
        </text:list-item>
        <text:list-item>
          <text:p text:style-name="P5"><text:span text:style-name="T23">daily standup meeting</text:span>: 10-15 short meeting, 1. did in the past day 2. will do next day 3. blockers to 2</text:p>
        </text:list-item>
        <text:list-item>
          <text:p text:style-name="P5"><text:span text:style-name="T23">scrum master</text:span>: manage a conversation, typically does not delegate any user story</text:p>
        </text:list-item>
        <text:list-item>
          <text:p text:style-name="P5">sprint review: self-evaluation, <text:span text:style-name="T23">velocity</text:span> how many points actually done</text:p>
        </text:list-item>
        <text:list-item>
          <text:p text:style-name="P5"><text:span text:style-name="T23">stackholder</text:span>: anyone that has an interest in the project, clients, users, devs</text:p>
        </text:list-item>
      </text:list>
      <text:p text:style-name="P1"/>
      <text:p text:style-name="P1">kanban</text:p>
      <text:p text:style-name="P1"><text:span text:style-name="T23">kanban broad</text:span>: limit number of tasks in a specific domain to avoid bottleneck. For example, developers push out a lot of changes in one instance and testers get swamped, at the same time, developers have to sit idel and wait for testers to finish</text:p>
      <text:p text:style-name="P1">no sprints, continuous planning, coding, <text:s/>and evaluating</text:p>
      <text:p text:style-name="P1"/>
      <text:p text:style-name="P1">CMMI: </text:p>
      <text:p text:style-name="P1"/>
      <text:p text:style-name="P1">Git: branching</text:p>
      <text:p text:style-name="P1">git branch -a : display all branches in the current project</text:p>
      <text:p text:style-name="P1">git config file, added using git clone or manually</text:p>
      <text:p text:style-name="P1"/>
      <text:p text:style-name="P1">remote tracking branch: read only</text:p>
      <text:p text:style-name="P1"><text:span text:style-name="T13">git pull</text:span>:</text:p>
      <text:p text:style-name="P1">1. fetch- download new commits, store them, and update remote tracking branches</text:p>
      <text:p text:style-name="P1">2. merge: update local branches</text:p>
      <text:p text:style-name="P1"/>
      <text:p text:style-name="P1">on one branch, detached head: go back and read previous versions</text:p>
      <text:p text:style-name="P1"/>
      <text:p text:style-name="P1">issue: dev/ users both can report</text:p>
      <text:p text:style-name="P1">label, projects, assign to,</text:p>
      <text:list xml:id="list6463506587522169264" text:style-name="L5">
        <text:list-item>
          <text:p text:style-name="P6">- allow-empty -m</text:p>
        </text:list-item>
      </text:list>
      <text:p text:style-name="P1"/>
      <text:list xml:id="list1580327706357629159" text:style-name="L6">
        <text:list-item>
          <text:p text:style-name="P7">clone that person's repo</text:p>
        </text:list-item>
        <text:list-item>
          <text:p text:style-name="P7">git branch list all branches</text:p>
        </text:list-item>
        <text:list-item>
          <text:p text:style-name="P7">create a branch: <text:s/>git branch nameof branch</text:p>
        </text:list-item>
        <text:list-item>
          <text:p text:style-name="P7">switch and make a new one: git checkout -b nameofbranch</text:p>
        </text:list-item>
        <text:list-item>
          <text:p text:style-name="P7">delete: git branch -d nameofbranch</text:p>
        </text:list-item>
        <text:list-item>
          <text:p text:style-name="P7">switch: git switch</text:p>
        </text:list-item>
      </text:list>
      <text:list xml:id="list3744159525453969375" text:style-name="L7">
        <text:list-item>
          <text:list>
            <text:list-item>
              <text:p text:style-name="P8">switch and create a new: git switch -c nameofbranch</text:p>
            </text:list-item>
            <text:list-item>
              <text:p text:style-name="P8">check branches before git add . <text:s text:c="2"/>git commit</text:p>
            </text:list-item>
            <text:list-item>
              <text:p text:style-name="P8">create a github git push –set-upstream</text:p>
            </text:list-item>
            <text:list-item>
              <text:p text:style-name="P8"><text:s/>issues not fixed yet, check pull request and pull request</text:p>
            </text:list-item>
            <text:list-item>
              <text:p text:style-name="P8">say merge, description of what you did and why you made that change</text:p>
            </text:list-item>
            <text:list-item>
              <text:p text:style-name="P8">don't merge the request yet</text:p>
            </text:list-item>
            <text:list-item>
              <text:p text:style-name="P8"><text:soft-page-break/><text:s/>files changed</text:p>
            </text:list-item>
            <text:list-item>
              <text:p text:style-name="P8"><text:s/>review and add comments</text:p>
            </text:list-item>
            <text:list-item>
              <text:p text:style-name="P8"><text:s/>downstream to merge longer branches <text:span text:style-name="T1">git pull origin master</text:span></text:p>
            </text:list-item>
            <text:list-item>
              <text:p text:style-name="P8">could create a pull request in the beginning to have conversation</text:p>
            </text:list-item>
            <text:list-item>
              <text:p text:style-name="P26">merge: sometimes doesn't understand (name change) and still merges-&gt; cause compilation error; merge conflict</text:p>
            </text:list-item>
            <text:list-item>
              <text:p text:style-name="P8"><text:s/><text:span text:style-name="T15">fast forward merge</text:span><text:span text:style-name="T14">:</text:span></text:p>
            </text:list-item>
            <text:list-item>
              <text:p text:style-name="P8"><text:s/>go to your local branch: <text:span text:style-name="T1">git pull origin master</text:span><text:span text:style-name="T22">, say auto-merging conflicts</text:span></text:p>
            </text:list-item>
            <text:list-item>
              <text:p text:style-name="P8">git status, a special state, <text:span text:style-name="T1">must proceed or abort</text:span> before doing anything else</text:p>
            </text:list-item>
            <text:list-item>
              <text:p text:style-name="P8">no time to deal with it, git merge –abort</text:p>
            </text:list-item>
            <text:list-item>
              <text:p text:style-name="P8"><text:s/>if continue, will see some changes are staged, some not. <text:span text:style-name="T14">Will delete your changes and the latest changes pushed to master branch if not handled correctly</text:span></text:p>
            </text:list-item>
            <text:list-item>
              <text:p text:style-name="P37"><text:s/>use diff tools</text:p>
            </text:list-item>
            <text:list-item>
              <text:p text:style-name="P26">&gt;&gt;&gt;&gt;&gt;&gt;&gt; &lt;&lt;&lt;&lt;&lt;&lt; <text:s/>, conflict markers</text:p>
            </text:list-item>
            <text:list-item>
              <text:p text:style-name="P8"><text:s/>in merge changes, edit and stage; in staged changes, if needed, edit; in change, <text:s/>compare and stage; commit </text:p>
            </text:list-item>
            <text:list-item>
              <text:p text:style-name="P8">git status, no longer in the special merge state, push and see no conflict</text:p>
            </text:list-item>
            <text:list-item>
              <text:p text:style-name="P8">git lg graph history</text:p>
            </text:list-item>
            <text:list-item>
              <text:p text:style-name="P26">someone got in first, take that guy's change and your own change and push again</text:p>
            </text:list-item>
            <text:list-item>
              <text:p text:style-name="P26">git pull origin master –no-commit</text:p>
            </text:list-item>
            <text:list-item>
              <text:p text:style-name="P26"><text:s/>call the other developers who just pushed to master branch</text:p>
              <text:p text:style-name="P8"/>
            </text:list-item>
          </text:list>
        </text:list-item>
      </text:list>
      <text:p text:style-name="P1">publish applications</text:p>
      <text:p text:style-name="P1"><text:s text:c="5"/>0. dotnet build <text:s/>then dotnet run</text:p>
      <text:list xml:id="list5875856985041365974" text:style-name="L8">
        <text:list-item>
          <text:p text:style-name="P9">dotnet xxxx configuration -release</text:p>
        </text:list-item>
        <text:list-item>
          <text:p text:style-name="P9">users/servers install runtime to run app, not SDK; .Net is integrated, not .Net Core</text:p>
        </text:list-item>
        <text:list-item>
          <text:p text:style-name="P13">dotnet ./xx.dll or ./xx.exe</text:p>
        </text:list-item>
        <text:list-item>
          <text:p text:style-name="P9">all assemblies required to run a program</text:p>
        </text:list-item>
        <text:list-item>
          <text:p text:style-name="P9">web app: asp .net cannot stand on its own</text:p>
        </text:list-item>
        <text:list-item>
          <text:p text:style-name="P9">kestrel dotnet run default</text:p>
        </text:list-item>
        <text:list-item>
          <text:p text:style-name="P9">dotnet core hosting bundle for servers to run asp .net application</text:p>
        </text:list-item>
        <text:list-item>
          <text:p text:style-name="P9">app publish-&gt; IIS</text:p>
        </text:list-item>
        <text:list-item>
          <text:p text:style-name="P9">or a folder to take a peak, properties publish profiles</text:p>
        </text:list-item>
        <text:list-item>
          <text:p text:style-name="P9"><text:s/>dll files and localization files</text:p>
        </text:list-item>
        <text:list-item>
          <text:p text:style-name="P9">command line, go into the webapp, dotnet <text:span text:style-name="T1">publish</text:span> a project, not a solution</text:p>
        </text:list-item>
        <text:list-item>
          <text:p text:style-name="P9"><text:s/>publish to IIS: web deploy, server:localhost, <text:s/>URL: localhost/path, as admin</text:p>
        </text:list-item>
        <text:list-item>
          <text:p text:style-name="P9"><text:s/>Eginx, Apache for cross-platform</text:p>
        </text:list-item>
        <text:list-item>
          <text:p text:style-name="P9"><text:s/><text:span text:style-name="T13">self-contained publish</text:span>: framework-dependent, include runtime and libraries as well, so users don't have to know about dependencies</text:p>
        </text:list-item>
        <text:list-item>
          <text:p text:style-name="P9"><text:s/>dotnet publish --self -contained -r win-x64</text:p>
        </text:list-item>
      </text:list>
      <text:p text:style-name="P1"><text:soft-page-break/>Lecture 23</text:p>
      <text:list xml:id="list1796456358285946154" text:style-name="L9">
        <text:list-item>
          <text:p text:style-name="P10">read/write files make operations async</text:p>
        </text:list-item>
        <text:list-item>
          <text:p text:style-name="P10"><text:span text:style-name="T13">cloud computing</text:span>: remote servers to store, manage, and process data</text:p>
        </text:list-item>
        <text:list-item>
          <text:p text:style-name="P10"><text:span text:style-name="T13">benefits</text:span>: could be more cost-effective, more scalable, easy to ramp up production, have trusted service providers handle security</text:p>
        </text:list-item>
        <text:list-item>
          <text:p text:style-name="P10">vertical scaling-move up or down into larger or smaller virtual machines; horizontal scaling-add or remove servers</text:p>
        </text:list-item>
        <text:list-item>
          <text:p text:style-name="P10"><text:span text:style-name="T13">SLA</text:span>: commitment between clients and service providers on <text:span text:style-name="T1">quality of service and availability of service</text:span>; don't guarantee 100% uptime, geo-replication avoid single point of failure</text:p>
        </text:list-item>
        <text:list-item>
          <text:p text:style-name="P10"><text:span text:style-name="T13">regions</text:span>: geographic area, <text:span text:style-name="T1">minimize network latencies</text:span></text:p>
        </text:list-item>
        <text:list-item>
          <text:p text:style-name="P10"><text:span text:style-name="T13">accessibility zone</text:span>: zones within a region, <text:span text:style-name="T1">make failures independent of each other</text:span></text:p>
        </text:list-item>
        <text:list-item>
          <text:p text:style-name="P10">3 type of cloud computing:</text:p>
        </text:list-item>
        <text:list-item>
          <text:p text:style-name="P10"><text:span text:style-name="T13">public cloud</text:span>: owned and operated by 3<text:span text:style-name="T3">rd</text:span> party cloud service providers such Microsoft Azure and AWS; clients access and manage on a web browser</text:p>
        </text:list-item>
        <text:list-item>
          <text:p text:style-name="P10"><text:span text:style-name="T13">private cloud</text:span>: used and maintained by a single organization, servers are located at the company on-site or remotely at data centers</text:p>
        </text:list-item>
        <text:list-item>
          <text:p text:style-name="P10"><text:span text:style-name="T13">hybrid cloud</text:span>: a mix of two, more flexibility and control over security and stability</text:p>
        </text:list-item>
        <text:list-item>
          <text:p text:style-name="P10"><text:s/>3 main categories: </text:p>
        </text:list-item>
        <text:list-item>
          <text:p text:style-name="P10"><text:s/><text:span text:style-name="T13">Infrastructure as a service:</text:span> clients need not to worry about <text:span text:style-name="T1">IT infrastructure</text:span>/ hardware components</text:p>
        </text:list-item>
        <text:list-item>
          <text:p text:style-name="P10"><text:s/><text:span text:style-name="T13">platform as a service</text:span>: <text:span text:style-name="T1">software dependencies</text:span> are managed by providers like OS, Middleware and runtime environment</text:p>
        </text:list-item>
        <text:list-item>
          <text:p text:style-name="P10"><text:s/><text:span text:style-name="T13">software as a service:</text:span> host manages <text:span text:style-name="T1">applications</text:span> as well, user simply connect to the application</text:p>
        </text:list-item>
      </text:list>
      <text:p text:style-name="P1"/>
      <text:p text:style-name="P16"/>
      <text:p text:style-name="P15">Azure Function</text:p>
      <text:list xml:id="list2844571333652035421" text:style-name="L10">
        <text:list-item>
          <text:p text:style-name="P14">Azure Function is a serverless( clients don't need to rent servers, instead they rent resources on them) computing service that allows users to react to series of critical events such as changes made to a database.</text:p>
        </text:list-item>
        <text:list-item>
          <text:p text:style-name="P14">The way it works is that it allows users to embed their own system's logic into code blocks that the service provides, and these code blocks are called functions. One feature of Azure Function is that it does vertical scaling on itself depends on how much resource is needed.</text:p>
        </text:list-item>
        <text:list-item>
          <text:p text:style-name="P14">In real scenarios, it has to work with many other cloud services. If you want to build a web API, you need to use HTTP Trigger, to analyze IOT data stream, you need data from IOT service</text:p>
        </text:list-item>
        <text:list-item>
          <text:p text:style-name="P14">For functions themselves, you can write them in any high-level <text:soft-page-break/>programming languages: C#, Java, python, and there are many ways to deploy them, tool-based like what we saw yesterday with visual studio publish and external ways like devops pipeline.</text:p>
        </text:list-item>
      </text:list>
      <text:p text:style-name="P16"/>
      <text:p text:style-name="P53">2 <text:span text:style-name="T13">azure active directory</text:span>: overall security product, provides multi-factor authentication</text:p>
      <text:p text:style-name="P53">3 <text:span text:style-name="T13">azure sql:</text:span> database system, paas</text:p>
      <text:p text:style-name="P53">4 <text:span text:style-name="T13">azure app service</text:span>: web hosting service for building web apps </text:p>
      <text:p text:style-name="P52"><text:span text:style-name="T17">5 </text:span><text:span text:style-name="T18">azure storage</text:span><text:span text:style-name="T17">:</text:span><text:span text:style-name="T5"> </text:span><text:span text:style-name="T6">offer a massively scalable object store for data objects, disk storage for Azure virtual machines (VMs), a file system service for the cloud, a messaging store for reliable messaging, and a NoSQL store</text:span><text:span text:style-name="T20"> ;</text:span><text:span text:style-name="T17"> blob unstructured data good for webapp to fetch like video/media, </text:span></text:p>
      <text:p text:style-name="P53">6 <text:span text:style-name="T13">azure cosmos db</text:span>: non relational, non-sql database(MongoDB),</text:p>
      <text:p text:style-name="P53">7 <text:span text:style-name="T13">azure vm</text:span>: all other azure services run on top of azure vm, use it for docker</text:p>
      <text:p text:style-name="P53">8 <text:span text:style-name="T13">azure key vault</text:span>: centralize user secrets</text:p>
      <text:p text:style-name="P53"/>
      <text:p text:style-name="P16">Azure app services:</text:p>
      <text:p text:style-name="P16">1 go to Microsoft Azure portal, click “App Services”</text:p>
      <text:p text:style-name="P16">2 add, same resource group, unique name, region, plan, size free, create</text:p>
      <text:p text:style-name="P16">2 go to visual studio, right click the starting project, publish-&gt; target azure -&gt; specific target azure app service windows-&gt; app service instance-&gt; publish</text:p>
      <text:p text:style-name="P16">3 Check summary page: deployment mode, target runtime</text:p>
      <text:p text:style-name="P16">4 Check service dependencies: SQL server, secrets (connection string can be configured here)</text:p>
      <text:p text:style-name="P16">5 go to portal, setting:</text:p>
      <text:p text:style-name="P16">appsetting: ConnectionStrings_nameofit(default), works as well</text:p>
      <text:p text:style-name="P16">configuration: change connection string, Data-Source=actualconnectionstring</text:p>
      <text:p text:style-name="P16">click on <text:span text:style-name="T1">save</text:span> to apply changes</text:p>
      <text:p text:style-name="P27">6 app.UseStaticFiles() grant access to files that need dependencies</text:p>
      <text:p text:style-name="P38">7 app service logs, turn on application logging filesystem</text:p>
      <text:p text:style-name="P16">8 debug: Azure portal-&gt; advanced tools, debug console cmd, cd site-&gt; cd wwwroot, dotnet run xx.dll</text:p>
      <text:p text:style-name="P16">9 /home/site/wwwroot</text:p>
      <text:p text:style-name="P16">10 re-publish every time update</text:p>
      <text:p text:style-name="P16"><text:soft-page-break/>11 firewall changed in server: properties, copy additional outbound IP address and change manually; or set service firewall, <text:span text:style-name="T1">allow</text:span> Azure services</text:p>
      <text:p text:style-name="P16"/>
      <text:p text:style-name="P16">devOps: use automation to avoid human errors, for the parts that need human, enforce high-level of communication</text:p>
      <text:p text:style-name="P16">operations folks reliability vs devs</text:p>
      <text:p text:style-name="P16"/>
      <text:p text:style-name="P16">Level 1 continuous integration: update code frequently</text:p>
      <text:list xml:id="list862977621508709692" text:style-name="L11">
        <text:list-item>
          <text:p text:style-name="P17">version control, git</text:p>
        </text:list-item>
        <text:list-item>
          <text:p text:style-name="P17">code into main branch, need to be validated automatically</text:p>
        </text:list-item>
        <text:list-item>
          <text:p text:style-name="P17">c# dotnet build, unit test suites+ integration test automatically</text:p>
        </text:list-item>
        <text:list-item>
          <text:p text:style-name="P17">bugs = regressions, used to work but don't work anymore,</text:p>
        </text:list-item>
      </text:list>
      <text:p text:style-name="P16"/>
      <text:p text:style-name="P16">Level 2 continuous delivery</text:p>
      <text:list xml:id="list9055648991851734493" text:style-name="L12">
        <text:list-item>
          <text:p text:style-name="P18">from version control, build, staging (emulate production environment, qa), production, should all be automated</text:p>
        </text:list-item>
        <text:list-item>
          <text:p text:style-name="P18">Manual approval</text:p>
          <text:p text:style-name="P18"/>
        </text:list-item>
      </text:list>
      <text:p text:style-name="P16">Level 3: continuous deployment</text:p>
      <text:list xml:id="list9057229058326168392" text:style-name="L15">
        <text:list-item>
          <text:p text:style-name="P20">can still have feature branches-&gt; development branches → main branch</text:p>
        </text:list-item>
        <text:list-item>
          <text:p text:style-name="P20">build scripts flexible but brittle, CICD tools/build systems</text:p>
        </text:list-item>
      </text:list>
      <text:p text:style-name="P16"/>
      <text:p text:style-name="P16">azure devops</text:p>
      <text:p text:style-name="P16">TFS: only one person can work on a certain branch, git does not </text:p>
      <text:p text:style-name="P16">artifacts: package registry</text:p>
      <text:p text:style-name="P16">pipeline: 1. create a new pipeline, <text:span text:style-name="T1">Git YAML</text:span>, connect select <text:span text:style-name="T1">asp .net core</text:span>, continue, save and run</text:p>
      <text:list xml:id="list4574742755827252749" text:style-name="L13">
        <text:list-item>
          <text:p text:style-name="P19">auto-generated pipeline does not suit the repo: version 3</text:p>
        </text:list-item>
        <text:list-item>
          <text:p text:style-name="P19">trigger: entrypoint of a pipeline, a list of branches</text:p>
        </text:list-item>
        <text:list-item>
          <text:p text:style-name="P19">pool: agent pool: types of machines as build agents</text:p>
        </text:list-item>
        <text:list-item>
          <text:p text:style-name="P19">variables: common to multiple steps</text:p>
        </text:list-item>
        <text:list-item>
          <text:p text:style-name="P19">steps: settting on versions, run in sequence, most recent push on top</text:p>
        </text:list-item>
        <text:list-item>
          <text:p text:style-name="P19">any step fails, halt the build and stop subsequent steps, save and run</text:p>
        </text:list-item>
      </text:list>
      <text:p text:style-name="P16"/>
      <text:p text:style-name="P16"/>
      <text:p text:style-name="P16"/>
      <text:p text:style-name="P16"><text:soft-page-break/>Lecture 24</text:p>
      <text:list xml:id="list2958916452006101558" text:style-name="L16">
        <text:list-item>
          <text:p text:style-name="P21"><text:span text:style-name="T13">test</text:span>: do something on pipeline, not publish the change locally, see if the <text:s/>change shows on your web</text:p>
        </text:list-item>
        <text:list-item>
          <text:p text:style-name="P21">steps: most common <text:span text:style-name="T1">script</text:span>, <text:span text:style-name="T1">task</text:span></text:p>
        </text:list-item>
        <text:list-item>
          <text:p text:style-name="P21">Task: use .net core, paste at cursor, SDK, click global.json, version 5.x</text:p>
        </text:list-item>
        <text:list-item>
          <text:p text:style-name="P28">per-defined tasks have steps too mixed up, sometimes easier to write</text:p>
        </text:list-item>
        <text:list-item>
          <text:p text:style-name="P21">under Tasks: use .net core build</text:p>
        </text:list-item>
        <text:list-item>
          <text:p text:style-name="P21">under Tasks: use .net core test: built-in, test result and code coverage, send logs to Azure DevOp, publishTestResults: true</text:p>
        </text:list-item>
        <text:list-item>
          <text:p text:style-name="P21">in YAML, click on setting go back to Tasks setting</text:p>
        </text:list-item>
        <text:list-item>
          <text:p text:style-name="P21">include YAML in <text:span text:style-name="T1">trigger path</text:span>, always on the <text:span text:style-name="T1">highest level</text:span>, <text:span text:style-name="T1">trigger must match </text:span></text:p>
        </text:list-item>
        <text:list-item>
          <text:p text:style-name="P21"><text:span text:style-name="T14">later version of sdk does not include previous versions</text:span></text:p>
        </text:list-item>
        <text:list-item>
          <text:p text:style-name="P23"><text:span text:style-name="T14">'$(xxx)' Azure pipeline variables, will be replaced with values before Bash runs it</text:span></text:p>
        </text:list-item>
        <text:list-item>
          <text:p text:style-name="P50"><text:span text:style-name="T16">Dashboard </text:span></text:p>
        </text:list-item>
        <text:list-item>
          <text:p text:style-name="P50"><text:span text:style-name="T17">Tasks: Azure App Service deploy, 3</text:span><text:span text:style-name="T4">rd</text:span><text:span text:style-name="T17"> party install and search Tasks </text:span></text:p>
        </text:list-item>
        <text:list-item>
          <text:p text:style-name="P48"><text:span text:style-name="T17">pick subscription, authorize, web app on windows, select app service name, no deploy to slot, change package or folder(</text:span><text:span text:style-name="T19">ddl location</text:span><text:span text:style-name="T17">) </text:span></text:p>
        </text:list-item>
        <text:list-item>
          <text:p text:style-name="P48"><text:span text:style-name="T17">dotnet publish --output publish, packageforlinux: relative path/publish</text:span></text:p>
        </text:list-item>
        <text:list-item>
          <text:p text:style-name="P48"><text:span text:style-name="T17">authorize → need permission/ </text:span><text:span text:style-name="T19">per pipeline</text:span></text:p>
        </text:list-item>
        <text:list-item>
          <text:p text:style-name="P48"><text:span text:style-name="T17">self-hosted agents, self-hosted VM as build agents, have </text:span><text:span text:style-name="T19">caching/preloaded packages</text:span><text:span text:style-name="T17"> </text:span></text:p>
        </text:list-item>
        <text:list-item>
          <text:p text:style-name="P48"><text:a xlink:type="simple" xlink:href="file:///D:/local/" text:style-name="Internet_20_link" text:visited-style-name="Visited_20_Internet_20_Link"><text:span text:style-name="T17">D:/local/</text:span></text:a></text:p>
        </text:list-item>
        <text:list-item>
          <text:p text:style-name="P48"><text:span text:style-name="T17">exit code 1, look for errors above</text:span></text:p>
        </text:list-item>
        <text:list-item>
          <text:p text:style-name="P48"><text:span text:style-name="T17">try YAML commands(scripts, not tasks) on Bash</text:span></text:p>
          <text:p text:style-name="P48"><text:span text:style-name="T17"/></text:p>
        </text:list-item>
      </text:list>
      <text:p text:style-name="Standard"><text:span text:style-name="T17">static analysis: without running the program </text:span></text:p>
      <text:list xml:id="list402703088947631751" text:style-name="L17">
        <text:list-item>
          <text:p text:style-name="P49"><text:span text:style-name="T17">enforce coding standards, look at </text:span><text:span text:style-name="T19">source code</text:span><text:span text:style-name="T17">; dynamic analysis: </text:span><text:span text:style-name="T19">garbage collector</text:span><text:span text:style-name="T17">, etc</text:span></text:p>
        </text:list-item>
        <text:list-item>
          <text:p text:style-name="P49"><text:span text:style-name="T17">sonarQube</text:span></text:p>
        </text:list-item>
        <text:list-item>
          <text:p text:style-name="P49"><text:span text:style-name="T17">set test performance as conditions to allow pull request</text:span></text:p>
        </text:list-item>
        <text:list-item>
          <text:p text:style-name="P49"><text:span text:style-name="T17">go to sonarcloud.io(server), connect to github </text:span></text:p>
        </text:list-item>
        <text:list-item>
          <text:p text:style-name="P49"><text:span text:style-name="T17">create a project, link to an organization, select your own repository</text:span></text:p>
        </text:list-item>
        <text:list-item>
          <text:p text:style-name="P36"><text:span text:style-name="T17">listens to Github directly, server side, scanner client side, scanner upload results to server</text:span></text:p>
        </text:list-item>
        <text:list-item>
          <text:p text:style-name="P49"><text:soft-page-break/><text:span text:style-name="T17">use pipeline to run sonar scanner instead</text:span></text:p>
        </text:list-item>
        <text:list-item>
          <text:p text:style-name="P49"><text:span text:style-name="T17">copy id on url on sonarcloud</text:span></text:p>
        </text:list-item>
        <text:list-item>
          <text:p text:style-name="P25"><text:span text:style-name="T10">https://marketplace.visualstudio.com/items?itemName=SonarSource.sonarcloud</text:span> </text:p>
        </text:list-item>
        <text:list-item>
          <text:p text:style-name="P49"><text:span text:style-name="T17">install sonarcloud intoTasks </text:span></text:p>
        </text:list-item>
        <text:list-item>
          <text:p text:style-name="P49"><text:span text:style-name="T17">go to pipeline Tasks sonar</text:span></text:p>
        </text:list-item>
        <text:list-item>
          <text:p text:style-name="P49"><text:span text:style-name="T17">prepare service before dotnet build</text:span></text:p>
        </text:list-item>
        <text:list-item>
          <text:p text:style-name="P49"><text:span text:style-name="T17">go to Azure DevOps, service connection, new service connection</text:span></text:p>
        </text:list-item>
        <text:list-item>
          <text:p text:style-name="P49"><text:span text:style-name="T17">need access tokens, give automated tools limited permission</text:span></text:p>
        </text:list-item>
        <text:list-item>
          <text:p text:style-name="P49"><text:span text:style-name="T17">go to sonarcloud my account-&gt; security-&gt; generate token</text:span></text:p>
        </text:list-item>
        <text:list-item>
          <text:p text:style-name="P49"><text:span text:style-name="T17">have sonar analysis after build , and publish after that</text:span></text:p>
        </text:list-item>
        <text:list-item>
          <text:p text:style-name="P49"><text:span text:style-name="T17">change the build before to 2.x and have a new build 5.0 after sonar prep</text:span></text:p>
        </text:list-item>
      </text:list>
      <text:p text:style-name="P16"><text:s/></text:p>
      <text:p text:style-name="P16">Sonar cloud</text:p>
      <text:list xml:id="list1821412980859471495" text:style-name="L18">
        <text:list-item>
          <text:p text:style-name="P22">Bugs, why is this an issue</text:p>
        </text:list-item>
        <text:list-item>
          <text:p text:style-name="P22"><text:span text:style-name="T21">configure Administration</text:span>, <text:span text:style-name="T1">administration setting</text:span>, analysis scope, <text:span text:style-name="T25">source file exclusion: **/lib/**</text:span></text:p>
        </text:list-item>
        <text:list-item>
          <text:p text:style-name="P22"><text:span text:style-name="T24">option 2: </text:span><text:span text:style-name="T25">on Azure Pipeline</text:span><text:span text:style-name="T24">, prep-&gt; advanced </text:span><text:span text:style-name="T25">sonar.exclusions=**/lib/**</text:span></text:p>
        </text:list-item>
        <text:list-item>
          <text:p text:style-name="P22">apply above in sonar prep step</text:p>
        </text:list-item>
        <text:list-item>
          <text:p text:style-name="P22">set status, bug level, fixed level, bulk check box apply bulk change-&gt; no fix</text:p>
        </text:list-item>
        <text:list-item>
          <text:p text:style-name="P22">code smells, rule unused using statement, bulk-&gt;confirm</text:p>
        </text:list-item>
        <text:list-item>
          <text:p text:style-name="P22">status filter open</text:p>
        </text:list-item>
        <text:list-item>
          <text:p text:style-name="P22">vulnerability: detect user input like sql injection</text:p>
        </text:list-item>
        <text:list-item>
          <text:p text:style-name="P22">security hot spot: manual review to determine whether it is a vulnerability</text:p>
        </text:list-item>
        <text:list-item>
          <text:p text:style-name="P22">technical debt: better design but takes more time, or quick solution but requires more maintenance </text:p>
        </text:list-item>
        <text:list-item>
          <text:p text:style-name="P22">quality profile: built in for each language, rules can be customized and disabled, apply updated profile for some project</text:p>
        </text:list-item>
        <text:list-item>
          <text:p text:style-name="P22">quality gate: left old code, right new code, passed or failed; apply updated quality gate to project</text:p>
          <text:p text:style-name="P22"/>
        </text:list-item>
      </text:list>
      <text:list xml:id="list1333959467452232852" text:style-name="L22">
        <text:list-item>
          <text:p text:style-name="P24">visual studio, right click starting project, analyze and clean up</text:p>
        </text:list-item>
        <text:list-item>
          <text:p text:style-name="P24">unit testing tend to forget edge cases, code coverage approximate how good unit testing is</text:p>
        </text:list-item>
        <text:list-item>
          <text:p text:style-name="P24"><text:span text:style-name="T24">code coverage: dotnet test –collect “xplat code coverage” create a </text:span><text:soft-page-break/><text:span text:style-name="T24">coverage file</text:span></text:p>
        </text:list-item>
        <text:list-item>
          <text:p text:style-name="P24"><text:span text:style-name="T24">old code on the left, new code on the right, quality gate sets up rules and passing conditions, pass or fail; can be applied to a project</text:span></text:p>
        </text:list-item>
        <text:list-item>
          <text:p text:style-name="P24">Administration-&gt; Languages: c#-&gt; code coverage, default format not covered, so use opencover format</text:p>
        </text:list-item>
        <text:list-item>
          <text:p text:style-name="P24"><text:span text:style-name="T14">dotnet test –collect: “XPlat Code Coverage” -- DataCollectionRunSettings.DataCollectors.DataCollector.Configuration.Format=opencover</text:span></text:p>
        </text:list-item>
        <text:list-item>
          <text:p text:style-name="P24"><text:span text:style-name="T14">coverage.opencover.xml file, feed it to sonarcloud</text:span></text:p>
        </text:list-item>
        <text:list-item>
          <text:p text:style-name="P24"><text:span text:style-name="T14">use sonar.cs.opencover.reportsPaths point to the file path of a build agent when analyzing</text:span></text:p>
        </text:list-item>
      </text:list>
      <text:p text:style-name="P27"/>
      <text:p text:style-name="P38">multiple-branches for real scenario</text:p>
      <text:list xml:id="list8625984093341179676" text:style-name="L19">
        <text:list-item>
          <text:p text:style-name="P39">github check: on any push, of pipeline and sonarcloud</text:p>
        </text:list-item>
        <text:list-item>
          <text:p text:style-name="P39">default pipeline behavior: <text:span text:style-name="T1">every pull request gets a build</text:span> in addition to trigger conditions</text:p>
        </text:list-item>
        <text:list-item>
          <text:p text:style-name="P39">CI triggers: push into the working branch, YAML trigger, reason: individual CI for xxx</text:p>
        </text:list-item>
        <text:list-item>
          <text:p text:style-name="P39">another type of triggers: <text:span text:style-name="T1">pull request triggers</text:span></text:p>
        </text:list-item>
        <text:list-item>
          <text:p text:style-name="P39">turn off pull request triggers, <text:span text:style-name="T1">pr: none</text:span></text:p>
        </text:list-item>
        <text:list-item>
          <text:p text:style-name="P39">or specific conditions: <text:span text:style-name="T1">succeed</text:span>: runs one after another, can be bypassed</text:p>
        </text:list-item>
        <text:list-item>
          <text:p text:style-name="P39">let automated checks a condition for new code</text:p>
        </text:list-item>
        <text:list-item>
          <text:p text:style-name="P39">YAML <text:span text:style-name="T1">decouple release and build</text:span>, have all files ready for release, deploy to other hosts</text:p>
        </text:list-item>
        <text:list-item>
          <text:p text:style-name="P39">pipeline-&gt; stages-&gt; jobs → steps/scripts</text:p>
        </text:list-item>
        <text:list-item>
          <text:p text:style-name="P39">two repositories → two pipelines, easier to manage</text:p>
        </text:list-item>
        <text:list-item>
          <text:p text:style-name="P39">job: runs on an agent </text:p>
        </text:list-item>
        <text:list-item>
          <text:p text:style-name="P39">artifact: communicate between stages and between jobs, </text:p>
        </text:list-item>
        <text:list-item>
          <text:p text:style-name="P39">build stage and release stage</text:p>
        </text:list-item>
        <text:list-item>
          <text:p text:style-name="P39">new approach: publish pipeline artifact, path and name; anything runs after this step, can download/use the artifact </text:p>
        </text:list-item>
        <text:list-item>
          <text:p text:style-name="P39"/>
        </text:list-item>
        <text:list-item>
          <text:p text:style-name="P39">Analyze and publish testing to publish</text:p>
        </text:list-item>
        <text:list-item>
          <text:p text:style-name="P39">matrix: </text:p>
        </text:list-item>
        <text:list-item>
          <text:p text:style-name="P39">variables: job level, stage level, pipeline level, depends on indentation</text:p>
        </text:list-item>
        <text:list-item>
          <text:p text:style-name="P39"><text:soft-page-break/>templates:</text:p>
        </text:list-item>
        <text:list-item>
          <text:p text:style-name="P39">tasks: predefined </text:p>
        </text:list-item>
        <text:list-item>
          <text:p text:style-name="P39">test results can be pushed to radarcloud</text:p>
        </text:list-item>
      </text:list>
      <text:p text:style-name="P38"/>
      <text:p text:style-name="P38">Docker</text:p>
      <text:p text:style-name="P38"><text:s text:c="5"/>0. set up docker in /revature, let your ip address in</text:p>
      <text:list xml:id="list4976405113246376376" text:style-name="L20">
        <text:list-item>
          <text:p text:style-name="P40">VM connect SSH</text:p>
        </text:list-item>
        <text:list-item>
          <text:p text:style-name="P40"><text:s/>private key</text:p>
        </text:list-item>
        <text:list-item>
          <text:p text:style-name="P40">Docker: introduction to docker and containers</text:p>
        </text:list-item>
      </text:list>
      <text:p text:style-name="P38"/>
      <text:p text:style-name="P38">lecture 25</text:p>
      <text:list xml:id="list7291631568856519963" text:style-name="L28">
        <text:list-item>
          <text:list>
            <text:list-item>
              <text:p text:style-name="P43">move content in and out of VM using <text:span text:style-name="T1">scp</text:span> command, or push to git hub locally and git clone/git pull into VM</text:p>
            </text:list-item>
            <text:list-item>
              <text:p text:style-name="P43">install Microsoft's repository</text:p>
            </text:list-item>
            <text:list-item>
              <text:p text:style-name="P43">install dotnet SDK through central package manager: apt</text:p>
            </text:list-item>
            <text:list-item>
              <text:p text:style-name="P43">install runtime of a targeted version if needed</text:p>
            </text:list-item>
            <text:list-item>
              <text:p text:style-name="P43">install docker(1,2,3/ 1,3), post-installation(reconnect), use docker --version, docker hello-world</text:p>
            </text:list-item>
            <text:list-item>
              <text:p text:style-name="P43">ssh-keygen new password</text:p>
            </text:list-item>
            <text:list-item>
              <text:p text:style-name="P43"><text:span text:style-name="T13">virtualization</text:span>: layer of abstraction on system, interface between two parties of codes</text:p>
            </text:list-item>
            <text:list-item>
              <text:p text:style-name="P43">virtual machine: hypervisor runs on OS, pretend to be hardware, trick other guest OS installs onto hypervisor</text:p>
            </text:list-item>
            <text:list-item>
              <text:p text:style-name="P43">hypervisors: Virtualbox, VMWare, Hyper-V</text:p>
            </text:list-item>
            <text:list-item>
              <text:p text:style-name="P43">can setup GUI on VM</text:p>
            </text:list-item>
            <text:list-item>
              <text:p text:style-name="P43">VM flexibility and repeatability: easy to replicate, scale out (additional units), can still be on the same server </text:p>
            </text:list-item>
            <text:list-item>
              <text:p text:style-name="P43">in production, each VM gets assigned memory and cpu virtually, quicker than hardware management</text:p>
            </text:list-item>
            <text:list-item>
              <text:p text:style-name="P43">in development, consistent development environment</text:p>
            </text:list-item>
          </text:list>
        </text:list-item>
      </text:list>
      <text:p text:style-name="P38"/>
      <text:p text:style-name="P38">containerization:</text:p>
      <text:list xml:id="list7717880565382525927" text:style-name="L29">
        <text:list-item>
          <text:list>
            <text:list-item>
              <text:p text:style-name="P44">remove guest OS and hypervisor, virtual OS and disk space</text:p>
            </text:list-item>
            <text:list-item>
              <text:p text:style-name="P44">containers can dynamic change how much memory and cpu while running, virtual machines cant</text:p>
            </text:list-item>
            <text:list-item>
              <text:p text:style-name="P44">repeatability, based on images as well</text:p>
            </text:list-item>
          </text:list>
        </text:list-item>
      </text:list>
      <text:list xml:id="list2985063828632027542" text:style-name="L30">
        <text:list-header>
          <text:p text:style-name="P45"><text:soft-page-break/><text:span text:style-name="T7">Reading:</text:span></text:p>
        </text:list-header>
        <text:list-item>
          <text:p text:style-name="P45"><text:span text:style-name="T7">an application, its dependencies, and its configuration all packaged together as a container image, containerized application tested as a unit, deployed as a container image instance to the host OS</text:span></text:p>
        </text:list-item>
        <text:list-item>
          <text:p text:style-name="P45"><text:span text:style-name="T7">deploy them across environments with little or no modification </text:span></text:p>
        </text:list-item>
        <text:list-item>
          <text:p text:style-name="P45"><text:span text:style-name="T7">container host</text:span></text:p>
        </text:list-item>
        <text:list-item>
          <text:p text:style-name="P31"><text:span text:style-name="T10">unfinished</text:span></text:p>
          <text:p text:style-name="P45"><text:span text:style-name="T7"/></text:p>
        </text:list-item>
      </text:list>
      <text:p text:style-name="P38"><text:span text:style-name="T7">Docker</text:span></text:p>
      <text:list xml:id="list8740830483014561570" text:style-name="L24">
        <text:list-item>
          <text:p text:style-name="P41"><text:span text:style-name="T7">three parts: docker CLI(client), docker daemon(server), docker.io registry(hub)</text:span></text:p>
        </text:list-item>
        <text:list-item>
          <text:p text:style-name="P41"><text:span text:style-name="T7">docker CLI and daemon can be on different computer</text:span></text:p>
        </text:list-item>
        <text:list-item>
          <text:p text:style-name="P41"><text:span text:style-name="T7">run hello world on client, no image on server, download from docker hub onto server, send output back to client</text:span></text:p>
        </text:list-item>
        <text:list-item>
          <text:p text:style-name="P41"><text:span text:style-name="T8">docker run -it ubuntu</text:span><text:span text:style-name="T7">, console input output, talk to that container </text:span></text:p>
        </text:list-item>
        <text:list-item>
          <text:p text:style-name="P41"><text:span text:style-name="T7">exit to leave the container, maintain recent changes</text:span></text:p>
        </text:list-item>
        <text:list-item>
          <text:p text:style-name="P41"><text:span text:style-name="T8">docker container ls -a</text:span><text:span text:style-name="T7">, see all running container </text:span></text:p>
        </text:list-item>
        <text:list-item>
          <text:p text:style-name="P47"><text:span text:style-name="T7">docker container prune</text:span></text:p>
        </text:list-item>
        <text:list-item>
          <text:p text:style-name="P41"><text:span text:style-name="T7">any software installed have dependencies <text:s/>ready</text:span></text:p>
        </text:list-item>
        <text:list-item>
          <text:p text:style-name="P41"><text:span text:style-name="T7">each container runs one particular task, and exist for that task's duration</text:span></text:p>
        </text:list-item>
        <text:list-item>
          <text:p text:style-name="P41"><text:span text:style-name="T7">port and environment configuration, docker run -p 5432:8000 -e POSTGRES_HOST_AUTH_METHOD=trust postgres</text:span></text:p>
        </text:list-item>
        <text:list-item>
          <text:p text:style-name="P41"><text:span text:style-name="T7">docker stop/start container(ID)</text:span></text:p>
        </text:list-item>
        <text:list-item>
          <text:p text:style-name="P41"><text:span text:style-name="T7">if want data to persist, shared folders(VM)/ volumns(container) to connect to the outside</text:span></text:p>
        </text:list-item>
      </text:list>
      <text:p text:style-name="P38"><text:span text:style-name="T7"/></text:p>
      <text:p text:style-name="P38"><text:span text:style-name="T10">build own docker image:</text:span></text:p>
      <text:p text:style-name="P38"><text:span text:style-name="T10"><text:s text:c="5"/>0. rm -rf <text:s/>force remove and start over if needed</text:span></text:p>
      <text:list xml:id="list8163786361672971760" text:style-name="L25">
        <text:list-item>
          <text:p text:style-name="P42"><text:span text:style-name="T10">in VS Code, dotnet new console -o DockerProj</text:span></text:p>
        </text:list-item>
        <text:list-item>
          <text:p text:style-name="P42"><text:span text:style-name="T10">create a Dockerfile: set of instructions for building an image</text:span></text:p>
        </text:list-item>
        <text:list-item>
          <text:p text:style-name="P42"><text:span text:style-name="T10">dotnet publish -o publish to local docker folder </text:span></text:p>
        </text:list-item>
        <text:list-item>
          <text:p text:style-name="P42"><text:span text:style-name="T10">step 1: find </text:span><text:span text:style-name="T9">base image</text:span><text:span text:style-name="T10"> with </text:span><text:span text:style-name="T9">dependencies</text:span><text:span text:style-name="T10"> for the things you want to copy in</text:span></text:p>
        </text:list-item>
        <text:list-item>
          <text:p text:style-name="P42"><text:span text:style-name="T10">dotnet runtime, find on dockerhub, copy and paste(tag:version/latest), in Dockerfile: FROM mcr.microsoft.com/dotnet/runtime:5.0</text:span></text:p>
        </text:list-item>
        <text:list-item>
          <text:p text:style-name="P42"><text:span text:style-name="T10">go to VM Docker folder, run docker build . (not needed)</text:span></text:p>
        </text:list-item>
        <text:list-item>
          <text:p text:style-name="P42"><text:soft-page-break/><text:span text:style-name="T10">step 2: copy the things in</text:span></text:p>
        </text:list-item>
        <text:list-item>
          <text:p text:style-name="P42"><text:span text:style-name="T10">in Dockerfile, from outside to destination, COPY publish/ /app</text:span></text:p>
        </text:list-item>
        <text:list-item>
          <text:p text:style-name="P42"><text:span text:style-name="T10">step 3: configure with the commands to start the things in containers</text:span></text:p>
        </text:list-item>
        <text:list-item>
          <text:p text:style-name="P42"><text:span text:style-name="T10">CMD dotnet /app/DorkerProj.dll</text:span></text:p>
        </text:list-item>
      </text:list>
      <text:p text:style-name="P27"/>
      <text:p text:style-name="P27"><text:span text:style-name="T10">How to use Dockerfile:</text:span></text:p>
      <text:list xml:id="list2628722168200572044" text:style-name="L31">
        <text:list-header>
          <text:p text:style-name="P32"/>
        </text:list-header>
        <text:list-item>
          <text:p text:style-name="P32">git pull, go to docker folder on VM, publish files are ignored, <text:span text:style-name="T10">dotnet publish -o publish</text:span></text:p>
        </text:list-item>
        <text:list-item>
          <text:p text:style-name="P35">docker build -t docker-console .</text:p>
        </text:list-item>
        <text:list-item>
          <text:p text:style-name="P34">docker run docker-console</text:p>
        </text:list-item>
        <text:list-item>
          <text:p text:style-name="P32"><text:span text:style-name="T10">create another Dockerproj, copy over the dockerfile, publish</text:span></text:p>
        </text:list-item>
      </text:list>
      <text:p text:style-name="P38"><text:span text:style-name="T10"/></text:p>
      <text:p text:style-name="P27"><text:span text:style-name="T10">For development: compile and run</text:span></text:p>
      <text:p text:style-name="P27"><text:span text:style-name="T10"><text:s text:c="5"/>0. can assign the same tag to a different container, find the old through ID</text:span></text:p>
      <text:list xml:id="list1017985941731796562" text:style-name="L32">
        <text:list-item>
          <text:p text:style-name="P33"><text:span text:style-name="T10">2</text:span><text:span text:style-name="T11">nd</text:span><text:span text:style-name="T10"> version uses sdk, </text:span></text:p>
        </text:list-item>
        <text:list-item>
          <text:p text:style-name="P33"><text:span text:style-name="T10">WOR</text:span><text:span text:style-name="T10">KDIR /app</text:span></text:p>
        </text:list-item>
        <text:list-item>
          <text:p text:style-name="P33"><text:span text:style-name="T10">COPY . ./ <text:s/>→ copy the source code (entire folder) in </text:span></text:p>
        </text:list-item>
        <text:list-item>
          <text:p text:style-name="P33"><text:span text:style-name="T10">RUN dotnet publish -o publish → runs during “docker build”</text:span></text:p>
        </text:list-item>
        <text:list-item>
          <text:p text:style-name="P33"><text:span text:style-name="T10">CMD dotnet publish/DockerProj.dll → runs during “docker run”</text:span></text:p>
        </text:list-item>
      </text:list>
      <text:p text:style-name="P38"><text:span text:style-name="T10"/></text:p>
      <text:p text:style-name="P38"><text:span text:style-name="T10">Method two: but does compilation every times “docker run”, </text:span><text:span text:style-name="T9">waste resource</text:span></text:p>
      <text:p text:style-name="P38"><text:span text:style-name="T10"><text:s text:c="5"/>0. FROM same</text:span></text:p>
      <text:list xml:id="list8557608866139479329" text:style-name="L33">
        <text:list-item>
          <text:p text:style-name="P46"><text:span text:style-name="T10">WORKDIR /app → set current directory of VM, create one if not exist</text:span></text:p>
        </text:list-item>
        <text:list-item>
          <text:p text:style-name="P46"><text:span text:style-name="T10">COPY . ./ <text:s/>→ current folder locally to current directory on VM</text:span></text:p>
        </text:list-item>
        <text:list-item>
          <text:p text:style-name="P46"><text:span text:style-name="T10">CMD dotnet run </text:span></text:p>
        </text:list-item>
        <text:list-item>
          <text:p text:style-name="P46"><text:span text:style-name="T10">commit locally, git pull on VM, build and run </text:span></text:p>
          <text:p text:style-name="P46"><text:span text:style-name="T10"/></text:p>
        </text:list-item>
      </text:list>
      <text:p text:style-name="P38"><text:span text:style-name="T10">docker image ls, <text:s/>images still live, but lose names over new assignment</text:span></text:p>
      <text:p text:style-name="P38"><text:span text:style-name="T10">docker image prune</text:span></text:p>
      <text:p text:style-name="P38"><text:span text:style-name="T10">kick out parts of SDK that is not needed after build-&gt; </text:span><text:span text:style-name="T9">multi stage builds</text:span></text:p>
      <text:p text:style-name="P38"><text:span text:style-name="T10">-f Dockerfile.specific <text:s/>→ run one of the many Dockerfiles</text:span></text:p>
      <text:p text:style-name="P27"><text:span text:style-name="T10"/></text:p>
      <text:p text:style-name="P27"><text:span text:style-name="T10"/></text:p>
      <text:p text:style-name="P27"><text:span text:style-name="T10"/></text:p>
      <text:p text:style-name="P27"><text:span text:style-name="T10">Build your own image:</text:span></text:p>
      <text:list xml:id="list1365763873343660753" text:style-name="L26">
        <text:list-item>
          <text:p text:style-name="P29"><text:soft-page-break/><text:span text:style-name="T10">for other platform</text:span></text:p>
        </text:list-item>
        <text:list-item>
          <text:p text:style-name="P29"><text:span text:style-name="T10">part two doesn't work</text:span></text:p>
        </text:list-item>
        <text:list-item>
          <text:p text:style-name="P29"><text:span text:style-name="T10">part three Docker Hub</text:span></text:p>
        </text:list-item>
      </text:list>
      <text:p text:style-name="P27"><text:span text:style-name="T10"/></text:p>
      <text:p text:style-name="P27"><text:span text:style-name="T10">MVC application: </text:span></text:p>
      <text:list xml:id="list4499398884723078851" text:style-name="L27">
        <text:list-item>
          <text:p text:style-name="P30"><text:span text:style-name="T10">error 136</text:span></text:p>
        </text:list-item>
        <text:list-item>
          <text:p text:style-name="P30"><text:span text:style-name="T10">--no-https -o Dockerized mvc</text:span></text:p>
        </text:list-item>
        <text:list-item>
          <text:p text:style-name="P30"><text:span text:style-name="T10">dotnet run –urls “http://*:8000”</text:span></text:p>
        </text:list-item>
        <text:list-item>
          <text:p text:style-name="P30"><text:span text:style-name="T10">use your own ip/8000</text:span></text:p>
        </text:list-item>
      </text:list>
      <text:p text:style-name="P27"><text:span text:style-name="T10">docker tun -it -p 8000:80 docker-mvc</text:span></text:p>
      <text:p text:style-name="P27"><text:span text:style-name="T10">docker tag</text:span></text:p>
      <text:p text:style-name="P27"><text:span text:style-name="T10">docker push</text:span></text:p>
      <text:p text:style-name="P27"><text:span text:style-name="T10"/></text:p>
      <text:p text:style-name="P27"><text:span text:style-name="T10">build time dependencies separted from runtime dependencies</text:span></text:p>
      <text:p text:style-name="P27"><text:span text:style-name="T10">debian</text:span></text:p>
      <text:p text:style-name="P27"><text:span text:style-name="T10">alpine</text:span></text:p>
      <text:p text:style-name="P27"><text:span text:style-name="T10">not an iamge fits all, need different images</text:span></text:p>
      <text:p text:style-name="P27"><text:span text:style-name="T10"/></text:p>
      <text:p text:style-name="P27"><text:span text:style-name="T10">curl wget: download</text:span></text:p>
      <text:p text:style-name="P27"><text:span text:style-name="T10"/></text:p>
      <text:p text:style-name="P27"><text:span text:style-name="T10">copy csproj</text:span></text:p>
      <text:p text:style-name="P27"><text:span text:style-name="T10">run restore</text:span></text:p>
      <text:p text:style-name="P27"><text:span text:style-name="T10">cache layers will be used if hasn't changed</text:span></text:p>
      <text:p text:style-name="P27"><text:span text:style-name="T10">carefully put in certain orders, so </text:span></text:p>
      <text:p text:style-name="P27"><text:span text:style-name="T10"/></text:p>
      <text:p text:style-name="P27"><text:span text:style-name="T10">Azure provide connection string through environemtn variables</text:span></text:p>
      <text:p text:style-name="P27"><text:span text:style-name="T10">provide secrets at runtime, not build time(get exposed), </text:span></text:p>
      <text:p text:style-name="P27"><text:span text:style-name="T10">container orcstrators manage containers kubernates</text:span></text:p>
      <text:p text:style-name="P27"><text:span text:style-name="T10">remove container after stops: docker run -it –rm -p port 8000(outside):80(inside) -e ConnectionStrings__sqlite=Data Source=</text:span></text:p>
      <text:p text:style-name="P27"><text:span text:style-name="T10">docker stop container name: remove one contain from a port</text:span></text:p>
      <text:p text:style-name="P27"><text:span text:style-name="T10">move connection string to VM locally</text:span></text:p>
      <text:p text:style-name="P27"><text:span text:style-name="T10">make a volumn to read it directly</text:span></text:p>
      <text:p text:style-name="P27"><text:span text:style-name="T10"/></text:p>
      <text:p text:style-name="P27"><text:span text:style-name="T10">why 80 is not needed: use aspnet</text:span></text:p>
      <text:p text:style-name="P27"><text:span text:style-name="T10">skip this par</text:span></text:p>
      <text:p text:style-name="P27"><text:soft-page-break/><text:span text:style-name="T10">base runtime sets port to 80</text:span></text:p>
      <text:p text:style-name="P27"><text:span text:style-name="T10">docker ignore: hide files from copy command, outdated .dll files, dotnet run hasn't been called recently</text:span></text:p>
      <text:p text:style-name="P27"><text:span text:style-name="T10">gitigore and dockerginore overlap, but different format</text:span></text:p>
      <text:p text:style-name="P27"><text:span text:style-name="T10"/></text:p>
      <text:p text:style-name="P27"><text:span text:style-name="T10">git: name, everywhere</text:span></text:p>
      <text:p text:style-name="P27"><text:span text:style-name="T10">docker: name, only the top level -&gt;**/bin <text:s/>**/obj **/.vs **/publish</text:span></text:p>
      <text:p text:style-name="P27"><text:span text:style-name="T10">dotnet restore goes into bin,</text:span></text:p>
      <text:p text:style-name="P27"><text:span text:style-name="T10">last part?</text:span></text:p>
      <text:p text:style-name="P27"><text:span text:style-name="T10">Multiple projects, dont use starts, but write out folder names</text:span></text:p>
      <text:p text:style-name="P27"><text:span text:style-name="T10"/></text:p>
      <text:p text:style-name="P27"><text:span text:style-name="T10">RUN dotnet build</text:span></text:p>
      <text:p text:style-name="P27"><text:span text:style-name="T10">RUN dotnet test</text:span></text:p>
      <text:p text:style-name="P27"><text:span text:style-name="T10">RUN dotnet tool install dotnet-sornarscanner</text:span></text:p>
      <text:p text:style-name="P27"><text:span text:style-name="T10">RUN </text:span></text:p>
      <text:p text:style-name="P27"><text:span text:style-name="T10">ecapsulate pipeline in a build, no tasks, multi-stages build</text:span></text:p>
      <text:p text:style-name="P27"><text:span text:style-name="T10">CI mindset into docker, but common to do it outside docker </text:span></text:p>
      <text:p text:style-name="P27"><text:span text:style-name="T10"/></text:p>
      <text:p text:style-name="P27"><text:span text:style-name="T10">docker container ls -a, port mapping</text:span></text:p>
      <text:p text:style-name="P27"><text:span text:style-name="T10">docker logs container id-&gt; running logs</text:span></text:p>
      <text:p text:style-name="P27"><text:span text:style-name="T10">-d detach container from terminal</text:span></text:p>
      <text:p text:style-name="P27"><text:span text:style-name="T10">docker exec container name ls: use a specific container</text:span></text:p>
      <text:p text:style-name="P27"><text:span text:style-name="T10">entry point of cmd docker container <text:s/>inspect container </text:span></text:p>
      <text:p text:style-name="P27"><text:span text:style-name="T10"/></text:p>
      <text:p text:style-name="P27"><text:span text:style-name="T10"/></text:p>
      <text:p text:style-name="P27"><text:span text:style-name="T10">build/test/ address issesu/ asp net caching, if not recalculate for xxx, fetch the cache, inside mvc.notes</text:span></text:p>
      <text:p text:style-name="P27"><text:span text:style-name="T10">@page, cache tag helper </text:span></text:p>
      <text:p text:style-name="P27"><text:span text:style-name="T10"/></text:p>
      <text:p text:style-name="P27"><text:span text:style-name="T10"/></text:p>
      <text:p text:style-name="P27"><text:span text:style-name="T10"/></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harlie Text" svg:font-family="'Charlie Text', apple-system, BlinkMacSystemFont, 'Segoe UI', Roboto, 'Noto Sans', Ubuntu, 'Droid Sans', 'Helvetica Neue', sans-serif"/>
    <style:font-face style:name="Consolas" svg:font-family="Consolas, 'Courier New', monospace"/>
    <style:font-face style:name="OpenSymbol" svg:font-family="OpenSymbol"/>
    <style:font-face style:name="Segoe UI" svg:font-family="'Segoe UI', SegoeUI, 'Helvetica Neue', Helvetica, Arial, sans-serif"/>
    <style:font-face style:name="Slack-Lato" svg:font-family="Slack-Lato, appleLogo, sans-serif"/>
    <style:font-face style:name="apple-system" svg:font-family="apple-system, BlinkMacSystemFont, 'Segoe UI', Helvetica, Arial, sans-serif, 'Apple Color Emoji', 'Segoe UI Emoji'"/>
    <style:font-face style:name="Lucida Sans1" svg:font-family="'Lucida Sans'" style:font-family-generic="swiss"/>
    <style:font-face style:name="Courier New" svg:font-family="'Courier New'" style:font-family-generic="modern" style:font-pitch="fixed"/>
    <style:font-face style:name="新宋体" svg:font-family="新宋体"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宋体"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微软雅黑"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新宋体"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12-01T10:27:02.31</meta:creation-date>
    <meta:generator>OpenOffice/4.1.3$Win32 OpenOffice.org_project/413m1$Build-9783</meta:generator>
    <dc:date>2020-12-05T08:40:07.14</dc:date>
    <meta:editing-duration>P3DT22H12M46S</meta:editing-duration>
    <meta:editing-cycles>53</meta:editing-cycles>
    <meta:document-statistic meta:table-count="0" meta:image-count="0" meta:object-count="0" meta:page-count="14" meta:paragraph-count="367" meta:word-count="3560" meta:character-count="21805"/>
  </office:meta>
</office:document-meta>
</file>